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Baud</text:p>
          </table:table-cell>
          <table:table-cell table:number-columns-repeated="15" office:value-type="float" office:value="19200">
            <text:p>19200</text:p>
          </table:table-cell>
        </table:table-row>
        <table:table-row table:style-name="ro2">
          <table:table-cell table:number-columns-repeated="2"/>
          <table:table-cell office:value-type="string">
            <text:p>Peripheral Clock</text:p>
          </table:table-cell>
          <table:table-cell table:number-columns-repeated="15" office:value-type="float" office:value="32000000">
            <text:p>32000000</text:p>
          </table:table-cell>
        </table:table-row>
        <table:table-row table:style-name="ro1">
          <table:table-cell table:number-columns-repeated="2"/>
          <table:table-cell office:value-type="string">
            <text:p>BSCALE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BSEL</text:p>
          </table:table-cell>
          <table:table-cell table:formula="of:=([.D4]/((2^[.D5])*16*[.D3])-1)" office:value-type="float" office:value="13332.3333333333">
            <text:p>13332,33</text:p>
          </table:table-cell>
          <table:table-cell table:formula="of:=([.E4]/((2^[.E5])*16*[.E3])-1)" office:value-type="float" office:value="6665.66666666667">
            <text:p>6665,67</text:p>
          </table:table-cell>
          <table:table-cell table:formula="of:=([.F4]/((2^[.F5])*16*[.F3])-1)" office:value-type="float" office:value="3332.33333333333">
            <text:p>3332,33</text:p>
          </table:table-cell>
          <table:table-cell table:formula="of:=([.G4]/((2^[.G5])*16*[.G3])-1)" office:value-type="float" office:value="1665.66666666667">
            <text:p>1665,67</text:p>
          </table:table-cell>
          <table:table-cell table:formula="of:=([.H4]/((2^[.H5])*16*[.H3])-1)" office:value-type="float" office:value="832.333333333333">
            <text:p>832,33</text:p>
          </table:table-cell>
          <table:table-cell table:formula="of:=([.I4]/((2^[.I5])*16*[.I3])-1)" office:value-type="float" office:value="415.666666666667">
            <text:p>415,67</text:p>
          </table:table-cell>
          <table:table-cell table:formula="of:=([.J4]/((2^[.J5])*16*[.J3])-1)" office:value-type="float" office:value="207.333333333333">
            <text:p>207,33</text:p>
          </table:table-cell>
          <table:table-cell table:formula="of:=([.K4]/((2^[.K5])*16*[.K3])-1)" office:value-type="float" office:value="103.166666666667">
            <text:p>103,17</text:p>
          </table:table-cell>
          <table:table-cell table:formula="of:=([.L4]/((2^[.L5])*16*[.L3])-1)" office:value-type="float" office:value="51.0833333333333">
            <text:p>51,08</text:p>
          </table:table-cell>
          <table:table-cell table:formula="of:=([.M4]/((2^[.M5])*16*[.M3])-1)" office:value-type="float" office:value="25.0416666666667">
            <text:p>25,04</text:p>
          </table:table-cell>
          <table:table-cell table:formula="of:=([.N4]/((2^[.N5])*16*[.N3])-1)" office:value-type="float" office:value="12.0208333333333">
            <text:p>12,02</text:p>
          </table:table-cell>
          <table:table-cell table:formula="of:=([.O4]/((2^[.O5])*16*[.O3])-1)" office:value-type="float" office:value="5.51041666666667">
            <text:p>5,51</text:p>
          </table:table-cell>
          <table:table-cell table:formula="of:=([.P4]/((2^[.P5])*16*[.P3])-1)" office:value-type="float" office:value="2.25520833333333">
            <text:p>2,26</text:p>
          </table:table-cell>
          <table:table-cell table:formula="of:=([.Q4]/((2^[.Q5])*16*[.Q3])-1)" office:value-type="float" office:value="0.627604166666667">
            <text:p>0,63</text:p>
          </table:table-cell>
          <table:table-cell table:formula="of:=([.R4]/((2^[.R5])*16*[.R3])-1)" office:value-type="float" office:value="-0.186197916666667">
            <text:p>-0,19</text:p>
          </table:table-cell>
        </table:table-row>
        <table:table-row table:style-name="ro1">
          <table:table-cell table:number-columns-repeated="3"/>
          <table:table-cell table:formula="of:=(1/(2^[.D5]))*(([.D4]/(16*[.D3]))-1)" office:value-type="float" office:value="13205.3333333333">
            <text:p>13205,33</text:p>
          </table:table-cell>
          <table:table-cell table:formula="of:=(1/(2^[.E5]))*(([.E4]/(16*[.E3]))-1)" office:value-type="float" office:value="6602.66666666667">
            <text:p>6602,67</text:p>
          </table:table-cell>
          <table:table-cell table:formula="of:=(1/(2^[.F5]))*(([.F4]/(16*[.F3]))-1)" office:value-type="float" office:value="3301.33333333333">
            <text:p>3301,33</text:p>
          </table:table-cell>
          <table:table-cell table:formula="of:=(1/(2^[.G5]))*(([.G4]/(16*[.G3]))-1)" office:value-type="float" office:value="1650.66666666667">
            <text:p>1650,67</text:p>
          </table:table-cell>
          <table:table-cell table:formula="of:=(1/(2^[.H5]))*(([.H4]/(16*[.H3]))-1)" office:value-type="float" office:value="825.333333333333">
            <text:p>825,33</text:p>
          </table:table-cell>
          <table:table-cell table:formula="of:=(1/(2^[.I5]))*(([.I4]/(16*[.I3]))-1)" office:value-type="float" office:value="412.666666666667">
            <text:p>412,67</text:p>
          </table:table-cell>
          <table:table-cell table:formula="of:=(1/(2^[.J5]))*(([.J4]/(16*[.J3]))-1)" office:value-type="float" office:value="206.333333333333">
            <text:p>206,3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2^BSCALE</text:p>
          </table:table-cell>
          <table:table-cell table:formula="of:=2^[.D5]" office:value-type="float" office:value="0.0078125">
            <text:p>0,01</text:p>
          </table:table-cell>
          <table:table-cell table:formula="of:=2^[.E5]" office:value-type="float" office:value="0.015625">
            <text:p>0,02</text:p>
          </table:table-cell>
          <table:table-cell table:formula="of:=2^[.F5]" office:value-type="float" office:value="0.03125">
            <text:p>0,03</text:p>
          </table:table-cell>
          <table:table-cell table:formula="of:=2^[.G5]" office:value-type="float" office:value="0.0625">
            <text:p>0,06</text:p>
          </table:table-cell>
          <table:table-cell table:formula="of:=2^[.H5]" office:value-type="float" office:value="0.125">
            <text:p>0,13</text:p>
          </table:table-cell>
          <table:table-cell table:formula="of:=2^[.I5]" office:value-type="float" office:value="0.25">
            <text:p>0,25</text:p>
          </table:table-cell>
          <table:table-cell table:formula="of:=2^[.J5]" office:value-type="float" office:value="0.5">
            <text:p>0,5</text:p>
          </table:table-cell>
          <table:table-cell table:formula="of:=2^[.K5]" office:value-type="float" office:value="1">
            <text:p>1</text:p>
          </table:table-cell>
          <table:table-cell table:formula="of:=2^[.L5]" office:value-type="float" office:value="2">
            <text:p>2</text:p>
          </table:table-cell>
          <table:table-cell table:formula="of:=2^[.M5]" office:value-type="float" office:value="4">
            <text:p>4</text:p>
          </table:table-cell>
          <table:table-cell table:formula="of:=2^[.N5]" office:value-type="float" office:value="8">
            <text:p>8</text:p>
          </table:table-cell>
          <table:table-cell table:formula="of:=2^[.O5]" office:value-type="float" office:value="16">
            <text:p>16</text:p>
          </table:table-cell>
          <table:table-cell table:formula="of:=2^[.P5]" office:value-type="float" office:value="32">
            <text:p>32</text:p>
          </table:table-cell>
          <table:table-cell table:formula="of:=2^[.Q5]" office:value-type="float" office:value="64">
            <text:p>64</text:p>
          </table:table-cell>
          <table:table-cell table:formula="of:=2^[.R5]" office:value-type="float" office:value="128">
            <text:p>12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.05.2010</text:date>, <text:time>00:35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an Huslik</meta:initial-creator>
    <meta:creation-date>2010-05-19T23:48:21.32</meta:creation-date>
    <dc:date>2010-05-20T00:35:47.06</dc:date>
    <dc:creator>Fabian Huslik</dc:creator>
    <meta:editing-duration>PT00H47M25S</meta:editing-duration>
    <meta:editing-cycles>2</meta:editing-cycles>
    <meta:generator>OpenOffice.org/3.2$Win32 OpenOffice.org_project/320m12$Build-9483</meta:generator>
    <meta:document-statistic meta:table-count="3" meta:cell-count="87" meta:object-count="0"/>
  </office:meta>
</office:document-meta>
</file>